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7e0f"/>
    </style:style>
    <style:style style:name="P2" style:family="paragraph" style:parent-style-name="Standard">
      <style:text-properties officeooo:paragraph-rsid="000c2336"/>
    </style:style>
    <style:style style:name="P3" style:family="paragraph" style:parent-style-name="Standard">
      <style:text-properties officeooo:rsid="000c2641" officeooo:paragraph-rsid="000c2641"/>
    </style:style>
    <style:style style:name="P4" style:family="paragraph" style:parent-style-name="Standard">
      <style:text-properties officeooo:paragraph-rsid="000c2641"/>
    </style:style>
    <style:style style:name="T1" style:family="text">
      <style:text-properties officeooo:rsid="000c2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RE VIRTUAL FUNCTION</text:p>
      <text:p text:style-name="P3"/>
      <text:p text:style-name="P3"/>
      <text:p text:style-name="P3"/>
      <text:p text:style-name="P4">#include &lt;iostream&gt;<text:line-break/>using namespace std;<text:line-break/>class B {</text:p>
      <text:p text:style-name="P4"><text:line-break/> <text:s text:c="2"/>public:<text:line-break/> <text:s text:c="5"/>virtual void s() = 0; // Pure Virtual Function</text:p>
      <text:p text:style-name="P4"><text:line-break/>};<text:line-break/><text:line-break/>class D:public B </text:p>
      <text:p text:style-name="P4"/>
      <text:p text:style-name="P4">{</text:p>
      <text:p text:style-name="P4"><text:line-break/> <text:s text:c="2"/>public:<text:line-break/> <text:s text:c="5"/>void s() </text:p>
      <text:p text:style-name="P4"/>
      <text:p text:style-name="P4">{</text:p>
      <text:p text:style-name="P4"><text:line-break/> <text:s text:c="8"/>cout &lt;&lt; "Virtual Function in Derived class\n";</text:p>
      <text:p text:style-name="P4"><text:line-break/> <text:s text:c="5"/>}</text:p>
      <text:p text:style-name="P4"><text:line-break/>};<text:line-break/><text:line-break/>int main() </text:p>
      <text:p text:style-name="P4">{</text:p>
      <text:p text:style-name="P4"><text:line-break/> <text:s text:c="2"/>B *b;<text:line-break/> <text:s text:c="2"/>D dobj;<text:line-break/> <text:s text:c="2"/>b = &amp;dobj;<text:line-break/> <text:s text:c="2"/>b→s();</text:p>
      <text:p text:style-name="P4"><text:line-break/>}<text:line-break/><text:line-break/><text:lin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51:35.432000000</dc:date>
    <meta:editing-duration>PT15M37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3" meta:word-count="51" meta:character-count="316" meta:non-whitespace-character-count="217"/>
  </office:meta>
</office:document-meta>
</file>